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Verdana" svg:font-family="Verdana" style:font-adornments="Normal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Taula1" style:family="table">
      <style:table-properties style:width="14.526cm" fo:margin-left="1.224cm" table:align="left"/>
    </style:style>
    <style:style style:name="Taula1.A" style:family="table-column">
      <style:table-column-properties style:column-width="3.071cm"/>
    </style:style>
    <style:style style:name="Taula1.B" style:family="table-column">
      <style:table-column-properties style:column-width="3.277cm"/>
    </style:style>
    <style:style style:name="Taula1.C" style:family="table-column">
      <style:table-column-properties style:column-width="8.177cm"/>
    </style:style>
    <style:style style:name="Tau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C1" style:family="table-cell">
      <style:table-cell-properties fo:background-color="#c0c0c0" fo:padding="0.097cm" fo:border="0.05pt solid #000000">
        <style:background-image/>
      </style:table-cell-properties>
    </style:style>
    <style:style style:name="Taula1.2" style:family="table-row">
      <style:table-row-properties style:min-row-height="0.448cm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3" style:family="table-cell">
      <style:table-cell-properties fo:padding="0.097cm" fo:border-left="0.05pt solid #000000" fo:border-right="none" fo:border-top="none" fo:border-bottom="0.05pt solid #000000"/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4" style:family="table-cell">
      <style:table-cell-properties fo:padding="0.097cm" fo:border-left="0.05pt solid #000000" fo:border-right="none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5" style:family="table-cell">
      <style:table-cell-properties fo:padding="0.097cm" fo:border-left="0.05pt solid #000000" fo:border-right="none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6" style:family="table-cell">
      <style:table-cell-properties fo:padding="0.097cm" fo:border-left="0.05pt solid #000000" fo:border-right="none" fo:border-top="none" fo:border-bottom="0.05pt solid #000000"/>
    </style:style>
    <style:style style:name="Taula1.B6" style:family="table-cell">
      <style:table-cell-properties fo:padding="0.097cm" fo:border-left="0.05pt solid #000000" fo:border-right="none" fo:border-top="none" fo:border-bottom="0.05pt solid #000000"/>
    </style:style>
    <style:style style:name="Tau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7" style:family="table-cell">
      <style:table-cell-properties fo:padding="0.097cm" fo:border-left="0.05pt solid #000000" fo:border-right="none" fo:border-top="none" fo:border-bottom="0.05pt solid #000000"/>
    </style:style>
    <style:style style:name="Taula1.B7" style:family="table-cell">
      <style:table-cell-properties fo:padding="0.097cm" fo:border-left="0.05pt solid #000000" fo:border-right="none" fo:border-top="none" fo:border-bottom="0.05pt solid #000000"/>
    </style:style>
    <style:style style:name="Tau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8" style:family="table-cell">
      <style:table-cell-properties fo:padding="0.097cm" fo:border-left="0.05pt solid #000000" fo:border-right="none" fo:border-top="none" fo:border-bottom="0.05pt solid #000000"/>
    </style:style>
    <style:style style:name="Taula1.B8" style:family="table-cell">
      <style:table-cell-properties fo:padding="0.097cm" fo:border-left="0.05pt solid #000000" fo:border-right="none" fo:border-top="none" fo:border-bottom="0.05pt solid #000000"/>
    </style:style>
    <style:style style:name="Tau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9" style:family="table-cell">
      <style:table-cell-properties fo:padding="0.097cm" fo:border-left="0.05pt solid #000000" fo:border-right="none" fo:border-top="none" fo:border-bottom="0.05pt solid #000000"/>
    </style:style>
    <style:style style:name="Taula1.B9" style:family="table-cell">
      <style:table-cell-properties fo:padding="0.097cm" fo:border-left="0.05pt solid #000000" fo:border-right="none" fo:border-top="none" fo:border-bottom="0.05pt solid #000000"/>
    </style:style>
    <style:style style:name="Tau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10" style:family="table-cell">
      <style:table-cell-properties fo:padding="0.097cm" fo:border-left="0.05pt solid #000000" fo:border-right="none" fo:border-top="none" fo:border-bottom="0.05pt solid #000000"/>
    </style:style>
    <style:style style:name="Taula1.B10" style:family="table-cell">
      <style:table-cell-properties fo:padding="0.097cm" fo:border-left="0.05pt solid #000000" fo:border-right="none" fo:border-top="none" fo:border-bottom="0.05pt solid #000000"/>
    </style:style>
    <style:style style:name="Tau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11" style:family="table-cell">
      <style:table-cell-properties fo:padding="0.097cm" fo:border-left="0.05pt solid #000000" fo:border-right="none" fo:border-top="none" fo:border-bottom="0.05pt solid #000000"/>
    </style:style>
    <style:style style:name="Taula1.B11" style:family="table-cell">
      <style:table-cell-properties fo:padding="0.097cm" fo:border-left="0.05pt solid #000000" fo:border-right="none" fo:border-top="none" fo:border-bottom="0.05pt solid #000000"/>
    </style:style>
    <style:style style:name="Tau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12" style:family="table-cell">
      <style:table-cell-properties fo:padding="0.097cm" fo:border-left="0.05pt solid #000000" fo:border-right="none" fo:border-top="none" fo:border-bottom="0.05pt solid #000000"/>
    </style:style>
    <style:style style:name="Taula1.B12" style:family="table-cell">
      <style:table-cell-properties fo:padding="0.097cm" fo:border-left="0.05pt solid #000000" fo:border-right="none" fo:border-top="none" fo:border-bottom="0.05pt solid #000000"/>
    </style:style>
    <style:style style:name="Tau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13" style:family="table-cell">
      <style:table-cell-properties fo:padding="0.097cm" fo:border-left="0.05pt solid #000000" fo:border-right="none" fo:border-top="none" fo:border-bottom="0.05pt solid #000000"/>
    </style:style>
    <style:style style:name="Taula1.B13" style:family="table-cell">
      <style:table-cell-properties fo:padding="0.097cm" fo:border-left="0.05pt solid #000000" fo:border-right="none" fo:border-top="none" fo:border-bottom="0.05pt solid #000000"/>
    </style:style>
    <style:style style:name="Tau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14" style:family="table-cell">
      <style:table-cell-properties fo:padding="0.097cm" fo:border-left="0.05pt solid #000000" fo:border-right="none" fo:border-top="none" fo:border-bottom="0.05pt solid #000000"/>
    </style:style>
    <style:style style:name="Taula1.B14" style:family="table-cell">
      <style:table-cell-properties fo:padding="0.097cm" fo:border-left="0.05pt solid #000000" fo:border-right="none" fo:border-top="none" fo:border-bottom="0.05pt solid #000000"/>
    </style:style>
    <style:style style:name="Tau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15" style:family="table-cell">
      <style:table-cell-properties fo:padding="0.097cm" fo:border-left="0.05pt solid #000000" fo:border-right="none" fo:border-top="none" fo:border-bottom="0.05pt solid #000000"/>
    </style:style>
    <style:style style:name="Taula1.B15" style:family="table-cell">
      <style:table-cell-properties fo:padding="0.097cm" fo:border-left="0.05pt solid #000000" fo:border-right="none" fo:border-top="none" fo:border-bottom="0.05pt solid #000000"/>
    </style:style>
    <style:style style:name="Tau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16" style:family="table-cell">
      <style:table-cell-properties fo:padding="0.097cm" fo:border-left="0.05pt solid #000000" fo:border-right="none" fo:border-top="none" fo:border-bottom="0.05pt solid #000000"/>
    </style:style>
    <style:style style:name="Taula1.B16" style:family="table-cell">
      <style:table-cell-properties fo:padding="0.097cm" fo:border-left="0.05pt solid #000000" fo:border-right="none" fo:border-top="none" fo:border-bottom="0.05pt solid #000000"/>
    </style:style>
    <style:style style:name="Tau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9pt" style:font-size-asian="9pt" style:font-size-complex="9pt"/>
    </style:style>
    <style:style style:name="P2" style:family="paragraph" style:parent-style-name="Table_20_Contents">
      <style:text-properties fo:font-size="10.5pt" style:font-size-asian="12pt"/>
    </style:style>
    <style:style style:name="P3" style:family="paragraph" style:parent-style-name="Numbering_20_1" style:list-style-name="">
      <style:text-properties fo:color="#0066b3" officeooo:rsid="0003e748" officeooo:paragraph-rsid="0003e748"/>
    </style:style>
    <style:style style:name="P4" style:family="paragraph" style:parent-style-name="Numbering_20_1" style:list-style-name=""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presentació de la informació</text:h>
      <text:list xml:id="list3179245140" text:style-name="Numbering_20_1">
        <text:list-item>
          <text:p text:style-name="Numbering_20_1">Quants Mbps són 40 Gbps?</text:p>
        </text:list-item>
        <text:list-item>
          <text:p text:style-name="Numbering_20_1">La primera versió d'Ethernet de 1973 funcionava a 2,94 Mbps. Quants cops més ràpida és l'Ethernet de 10Gbps respecte l'Ethernet original?</text:p>
        </text:list-item>
        <text:list-item>
          <text:p text:style-name="Numbering_20_1">Tenim un flux de vídeo de 384kbps, quants bytes per segon es transfereixen?</text:p>
        </text:list-item>
        <text:list-item>
          <text:p text:style-name="Numbering_20_1">Les dades que van des d'una estació de treball d'usuari a un centre de xarxes d'àrea d'emmagatzemament segueix la ruta que es mostra continuació:</text:p>
        </text:list-item>
      </text:list>
      <text:list xml:id="list259243112" text:style-name="List_20_2">
        <text:list-item>
          <text:p text:style-name="List_20_2">Estació de treball – IDF<text:tab/>Ethernet de 10 Mbps</text:p>
        </text:list-item>
        <text:list-item>
          <text:p text:style-name="List_20_2">IDF – MDF<text:tab/><text:tab/><text:tab/>Ethernet ràpida de 100 Mbps</text:p>
        </text:list-item>
        <text:list-item>
          <text:p text:style-name="List_20_2">MDF – SAN<text:tab/><text:tab/><text:tab/>Ethernet Gigabit de 1000 Mbps</text:p>
        </text:list-item>
      </text:list>
      <text:list xml:id="list185137441605524" text:continue-list="list3179245140" text:style-name="Numbering_20_1">
        <text:list-header>
          <text:p text:style-name="Numbering_20_1">Quin és el millor temps de descàrrega estimat perquè aquest usuari descarregui un arxiu de 50MB?</text:p>
        </text:list-header>
        <text:list-item>
          <text:p text:style-name="Numbering_20_1">Suposem una tassa de transferència fixa de 100KBps. Quants MB ens hem baixat en 6 hores?</text:p>
        </text:list-item>
        <text:list-item>
          <text:p text:style-name="Numbering_20_1">El host A permet una comunicació a 112Kbps i el host B a 1,44Mbps. El tràfic de xarxa passa per un node que treballa a 28Kbps. Calcula el temps de descàrrega que correspondria en enviar de A a B el contingut d'un disquet de 1,44MBytes?</text:p>
        </text:list-item>
      </text:list>
      <text:p text:style-name="P3">28kbps → 28000bps</text:p>
      <text:p text:style-name="P3">1,44MB → 12079595,52bps</text:p>
      <text:p text:style-name="P3">T = S/M = 12079595,52bps / 28000bps = <text:span text:style-name="T1">434,31s</text:span></text:p>
      <text:p text:style-name="P4"/>
      <text:list xml:id="list185138637558289" text:continue-numbering="true" text:style-name="Numbering_20_1">
        <text:list-item>
          <text:p text:style-name="Numbering_20_1">Converteix els següents números binaris a base decimal:</text:p>
        </text:list-item>
      </text:list>
      <text:list xml:id="list2966156383" text:style-name="Numbering_20_2">
        <text:list-item>
          <text:p text:style-name="Numbering_20_2">01101011</text:p>
        </text:list-item>
        <text:list-item>
          <text:p text:style-name="Numbering_20_2">10010110</text:p>
        </text:list-item>
        <text:list-item>
          <text:p text:style-name="Numbering_20_2">11101001</text:p>
        </text:list-item>
        <text:list-item>
          <text:p text:style-name="Numbering_20_2">00011011</text:p>
        </text:list-item>
        <text:list-item>
          <text:p text:style-name="Numbering_20_2">01111111</text:p>
        </text:list-item>
        <text:list-item>
          <text:p text:style-name="Numbering_20_2">1110</text:p>
        </text:list-item>
      </text:list>
      <text:list xml:id="list185136935045217" text:continue-list="list185138637558289" text:style-name="Numbering_20_1">
        <text:list-item>
          <text:p text:style-name="Numbering_20_1">Converteix els següents números decimals a binaris:</text:p>
        </text:list-item>
      </text:list>
      <text:list xml:id="list185138492735136" text:continue-list="list2966156383" text:style-name="Numbering_20_2">
        <text:list-item text:start-value="1">
          <text:p text:style-name="Numbering_20_2">123</text:p>
        </text:list-item>
        <text:list-item>
          <text:p text:style-name="Numbering_20_2">202</text:p>
        </text:list-item>
        <text:list-item>
          <text:p text:style-name="Numbering_20_2">67</text:p>
        </text:list-item>
        <text:list-item>
          <text:p text:style-name="Numbering_20_2">7</text:p>
        </text:list-item>
        <text:list-item>
          <text:p text:style-name="Numbering_20_2">252</text:p>
        </text:list-item>
        <text:list-item>
          <text:p text:style-name="Numbering_20_2"><text:soft-page-break/>91</text:p>
        </text:list-item>
      </text:list>
      <text:list xml:id="list185137889939752" text:continue-list="list185136935045217" text:style-name="Numbering_20_1">
        <text:list-item>
          <text:p text:style-name="Numbering_20_1">Converteix els següents números hexadecimals a decimals:</text:p>
        </text:list-item>
      </text:list>
      <text:list xml:id="list185137414904853" text:continue-list="list185138492735136" text:style-name="Numbering_20_2">
        <text:list-item text:start-value="1">
          <text:p text:style-name="Numbering_20_2">A1B23</text:p>
        </text:list-item>
        <text:list-item>
          <text:p text:style-name="Numbering_20_2">F34D</text:p>
        </text:list-item>
        <text:list-item>
          <text:p text:style-name="Numbering_20_2">D21395F</text:p>
        </text:list-item>
        <text:list-item>
          <text:p text:style-name="Numbering_20_2">8634</text:p>
        </text:list-item>
        <text:list-item>
          <text:p text:style-name="Numbering_20_2">A23E</text:p>
        </text:list-item>
        <text:list-item>
          <text:p text:style-name="Numbering_20_2">FF</text:p>
        </text:list-item>
      </text:list>
      <text:list xml:id="list185138299706736" text:continue-list="list185137889939752" text:style-name="Numbering_20_1">
        <text:list-item>
          <text:p text:style-name="Numbering_20_1">Converteix els següents números decimals a hexadecimals:</text:p>
        </text:list-item>
      </text:list>
      <text:list xml:id="list185137548114175" text:continue-list="list185137414904853" text:style-name="Numbering_20_2">
        <text:list-item text:start-value="1">
          <text:p text:style-name="Numbering_20_2">123</text:p>
        </text:list-item>
        <text:list-item>
          <text:p text:style-name="Numbering_20_2">275954</text:p>
        </text:list-item>
        <text:list-item>
          <text:p text:style-name="Numbering_20_2">68745</text:p>
        </text:list-item>
        <text:list-item>
          <text:p text:style-name="Numbering_20_2">9</text:p>
        </text:list-item>
        <text:list-item>
          <text:p text:style-name="Numbering_20_2">15</text:p>
        </text:list-item>
        <text:list-item>
          <text:p text:style-name="Numbering_20_2">1599</text:p>
        </text:list-item>
      </text:list>
      <text:list xml:id="list185137728796376" text:continue-list="list185138299706736" text:style-name="Numbering_20_1">
        <text:list-item>
          <text:p text:style-name="Numbering_20_1">Completa la següent taula:</text:p>
        </text:list-item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Table_20_Heading">Decimal</text:p>
          </table:table-cell>
          <table:table-cell table:style-name="Taula1.A1" office:value-type="string">
            <text:p text:style-name="Table_20_Heading">Hexadecimal</text:p>
          </table:table-cell>
          <table:table-cell table:style-name="Taula1.C1" office:value-type="string">
            <text:p text:style-name="Table_20_Heading">Binari</text:p>
          </table:table-cell>
        </table:table-row>
        <table:table-row table:style-name="Taula1.2">
          <table:table-cell table:style-name="Taula1.A16" office:value-type="string">
            <text:p text:style-name="P2"/>
          </table:table-cell>
          <table:table-cell table:style-name="Taula1.B16" office:value-type="string">
            <text:p text:style-name="P2">A9</text:p>
          </table:table-cell>
          <table:table-cell table:style-name="Taula1.C2" office:value-type="string">
            <text:p text:style-name="P2"/>
          </table:table-cell>
        </table:table-row>
        <table:table-row>
          <table:table-cell table:style-name="Taula1.A16" office:value-type="string">
            <text:p text:style-name="P2"/>
          </table:table-cell>
          <table:table-cell table:style-name="Taula1.B16" office:value-type="string">
            <text:p text:style-name="P2">FF</text:p>
          </table:table-cell>
          <table:table-cell table:style-name="Taula1.C3" office:value-type="string">
            <text:p text:style-name="P2"/>
          </table:table-cell>
        </table:table-row>
        <table:table-row>
          <table:table-cell table:style-name="Taula1.A16" office:value-type="string">
            <text:p text:style-name="P2"/>
          </table:table-cell>
          <table:table-cell table:style-name="Taula1.B16" office:value-type="string">
            <text:p text:style-name="P2">BAD</text:p>
          </table:table-cell>
          <table:table-cell table:style-name="Taula1.C4" office:value-type="string">
            <text:p text:style-name="P2"/>
          </table:table-cell>
        </table:table-row>
        <table:table-row>
          <table:table-cell table:style-name="Taula1.A16" office:value-type="string">
            <text:p text:style-name="P2"/>
          </table:table-cell>
          <table:table-cell table:style-name="Taula1.B16" office:value-type="string">
            <text:p text:style-name="P2">FA:BA:DA</text:p>
          </table:table-cell>
          <table:table-cell table:style-name="Taula1.C5" office:value-type="string">
            <text:p text:style-name="P2"/>
          </table:table-cell>
        </table:table-row>
        <table:table-row>
          <table:table-cell table:style-name="Taula1.A16" office:value-type="string">
            <text:p text:style-name="P2"/>
          </table:table-cell>
          <table:table-cell table:style-name="Taula1.B16" office:value-type="string">
            <text:p text:style-name="P2">A21C8</text:p>
          </table:table-cell>
          <table:table-cell table:style-name="Taula1.C6" office:value-type="string">
            <text:p text:style-name="P2"/>
          </table:table-cell>
        </table:table-row>
        <table:table-row>
          <table:table-cell table:style-name="Taula1.A16" office:value-type="string">
            <text:p text:style-name="P2">53</text:p>
          </table:table-cell>
          <table:table-cell table:style-name="Taula1.B16" office:value-type="string">
            <text:p text:style-name="P2"/>
          </table:table-cell>
          <table:table-cell table:style-name="Taula1.C7" office:value-type="string">
            <text:p text:style-name="P2"/>
          </table:table-cell>
        </table:table-row>
        <table:table-row>
          <table:table-cell table:style-name="Taula1.A16" office:value-type="string">
            <text:p text:style-name="P2">117</text:p>
          </table:table-cell>
          <table:table-cell table:style-name="Taula1.B16" office:value-type="string">
            <text:p text:style-name="P2"/>
          </table:table-cell>
          <table:table-cell table:style-name="Taula1.C8" office:value-type="string">
            <text:p text:style-name="P2"/>
          </table:table-cell>
        </table:table-row>
        <table:table-row>
          <table:table-cell table:style-name="Taula1.A16" office:value-type="string">
            <text:p text:style-name="P2">115</text:p>
          </table:table-cell>
          <table:table-cell table:style-name="Taula1.B16" office:value-type="string">
            <text:p text:style-name="P2"/>
          </table:table-cell>
          <table:table-cell table:style-name="Taula1.C9" office:value-type="string">
            <text:p text:style-name="P2"/>
          </table:table-cell>
        </table:table-row>
        <table:table-row>
          <table:table-cell table:style-name="Taula1.A16" office:value-type="string">
            <text:p text:style-name="P2">19</text:p>
          </table:table-cell>
          <table:table-cell table:style-name="Taula1.B16" office:value-type="string">
            <text:p text:style-name="P2"/>
          </table:table-cell>
          <table:table-cell table:style-name="Taula1.C10" office:value-type="string">
            <text:p text:style-name="P2"/>
          </table:table-cell>
        </table:table-row>
        <table:table-row>
          <table:table-cell table:style-name="Taula1.A16" office:value-type="string">
            <text:p text:style-name="P2">212.65.119.45</text:p>
          </table:table-cell>
          <table:table-cell table:style-name="Taula1.B16" office:value-type="string">
            <text:p text:style-name="P2"/>
          </table:table-cell>
          <table:table-cell table:style-name="Taula1.C11" office:value-type="string">
            <text:p text:style-name="P2"/>
          </table:table-cell>
        </table:table-row>
        <table:table-row>
          <table:table-cell table:style-name="Taula1.A16" office:value-type="string">
            <text:p text:style-name="P2"/>
          </table:table-cell>
          <table:table-cell table:style-name="Taula1.B16" office:value-type="string">
            <text:p text:style-name="P2"/>
          </table:table-cell>
          <table:table-cell table:style-name="Taula1.C12" office:value-type="string">
            <text:p text:style-name="P2">101010</text:p>
          </table:table-cell>
        </table:table-row>
        <table:table-row>
          <table:table-cell table:style-name="Taula1.A16" office:value-type="string">
            <text:p text:style-name="P2"/>
          </table:table-cell>
          <table:table-cell table:style-name="Taula1.B16" office:value-type="string">
            <text:p text:style-name="P2"/>
          </table:table-cell>
          <table:table-cell table:style-name="Taula1.C13" office:value-type="string">
            <text:p text:style-name="P2">1011101011</text:p>
          </table:table-cell>
        </table:table-row>
        <table:table-row>
          <table:table-cell table:style-name="Taula1.A16" office:value-type="string">
            <text:p text:style-name="P2"/>
          </table:table-cell>
          <table:table-cell table:style-name="Taula1.B16" office:value-type="string">
            <text:p text:style-name="P2"/>
          </table:table-cell>
          <table:table-cell table:style-name="Taula1.C14" office:value-type="string">
            <text:p text:style-name="P2">110</text:p>
          </table:table-cell>
        </table:table-row>
        <table:table-row>
          <table:table-cell table:style-name="Taula1.A16" office:value-type="string">
            <text:p text:style-name="P2"/>
          </table:table-cell>
          <table:table-cell table:style-name="Taula1.B16" office:value-type="string">
            <text:p text:style-name="P2"/>
          </table:table-cell>
          <table:table-cell table:style-name="Taula1.C15" office:value-type="string">
            <text:p text:style-name="P2">11111100.00111100</text:p>
          </table:table-cell>
        </table:table-row>
        <table:table-row>
          <table:table-cell table:style-name="Taula1.A16" office:value-type="string">
            <text:p text:style-name="P2"/>
          </table:table-cell>
          <table:table-cell table:style-name="Taula1.B16" office:value-type="string">
            <text:p text:style-name="P2"/>
          </table:table-cell>
          <table:table-cell table:style-name="Taula1.C16" office:value-type="string">
            <text:p text:style-name="P2">00001100.10000000.11110000.11111111</text:p>
          </table:table-cell>
        </table:table-row>
      </table:table>
      <text:list xml:id="list185137059680588" text:continue-numbering="true" text:style-name="Numbering_20_1">
        <text:list-item>
          <text:p text:style-name="Numbering_20_1">Indica les IP's que mostrem a continuació en el format usual:</text:p>
        </text:list-item>
      </text:list>
      <text:list xml:id="list185136964186468" text:continue-list="list185137548114175" text:style-name="Numbering_20_2">
        <text:list-item text:start-value="1">
          <text:p text:style-name="Numbering_20_2">10011101.01011010.10010010.00010010</text:p>
        </text:list-item>
        <text:list-item>
          <text:p text:style-name="Numbering_20_2">11010010.00010001.01010001.10000010</text:p>
        </text:list-item>
        <text:list-item>
          <text:p text:style-name="Numbering_20_2">10111110.11001000.01001001.00001010</text:p>
        </text:list-item>
        <text:list-item>
          <text:p text:style-name="Numbering_20_2">11101001.00011011.10000000.10100100</text:p>
        </text:list-item>
        <text:list-item>
          <text:p text:style-name="Numbering_20_2">10101010.00110100.11100110.00010111</text:p>
        </text:list-item>
      </text:list>
      <text:list xml:id="list185137559660214" text:continue-list="list185137059680588" text:style-name="Numbering_20_1">
        <text:list-item>
          <text:p text:style-name="Numbering_20_1">Indica el format binari de les següents IP's:</text:p>
        </text:list-item>
      </text:list>
      <text:list xml:id="list185138403076998" text:continue-list="list185136964186468" text:style-name="Numbering_20_2">
        <text:list-item text:start-value="1">
          <text:p text:style-name="Numbering_20_2">192.168.0.46</text:p>
        </text:list-item>
        <text:list-item>
          <text:p text:style-name="Numbering_20_2">213.45.66.3</text:p>
        </text:list-item>
        <text:list-item>
          <text:p text:style-name="Numbering_20_2">255.255.255.0</text:p>
        </text:list-item>
        <text:list-item>
          <text:p text:style-name="Numbering_20_2"><text:soft-page-break/>116.127.71.3</text:p>
        </text:list-item>
        <text:list-item>
          <text:p text:style-name="Numbering_20_2">194.143.255.255</text:p>
        </text:list-item>
        <text:list-item>
          <text:p text:style-name="Numbering_20_2">12.101.9.16</text:p>
        </text:list-item>
      </text:list>
      <text:list xml:id="list185138677188951" text:continue-list="list185137559660214" text:style-name="Numbering_20_1">
        <text:list-item>
          <text:p text:style-name="Numbering_20_1">Suposem que tenim un ordinador amb una targeta de xarxa amb IP 10.34.23.134. Sabem que la màscara de subxarxa és 255.0.0.0. Quants bits són per a la xarxa i quants per al host? Quin és l'identificador de la xarxa?</text:p>
        </text:list-item>
        <text:list-item>
          <text:p text:style-name="Numbering_20_1">Suposem que tenim un ordinador amb una targeta de xarxa amb IP 192.168.25.46. Sabem que la màscara de subxarxa és 255.255.252.0. Quants bits són per a la xarxa i quants per al host? Quin és l'identificador de la xarxa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Verdana" svg:font-family="Verdana" style:font-adornments="Normal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.499cm" fo:margin-right="0cm" fo:margin-top="0.4cm" fo:margin-bottom="0.21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4cm" fo:margin-right="0cm" fo:margin-top="0cm" fo:margin-bottom="0cm" loext:contextual-spacing="false" fo:text-indent="0cm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1cm" fo:margin-right="0cm" fo:margin-top="0cm" fo:margin-bottom="0cm" loext:contextual-spacing="false" fo:text-indent="0cm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1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margin-top="0cm" fo:margin-bottom="0cm" loext:contextual-spacing="false" fo:background-color="transparent" fo:padding="0.199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1cm" fo:margin-right="1cm" fo:text-align="justify" style:justify-single-word="false" fo:text-indent="0cm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5b_exercicis_5d__20_text" style:display-name="[exercicis] text" style:family="paragraph" style:class="text">
      <style:text-properties style:font-name="Arial1" fo:font-family="Arial" style:font-style-name="Normal" style:font-family-generic="swiss" style:font-pitch="variable" fo:font-size="10.5pt"/>
    </style:style>
    <style:style style:name="_5b_exercicis_5d__20_Item" style:display-name="[exercicis] Item" style:family="paragraph" style:parent-style-name="_5b_exercicis_5d__20_text" style:list-style-name="_5b_exercicis_5d__20_Numeració" style:class="text">
      <style:paragraph-properties fo:margin-top="0.508cm" fo:margin-bottom="0.152cm" loext:contextual-spacing="false"/>
      <style:text-properties style:font-name="Verdana" fo:font-family="Verdana" style:font-style-name="Normal" style:font-family-generic="swiss" style:font-pitch="variable" fo:font-size="10.5pt"/>
    </style:style>
    <style:style style:name="_5b_exercicis_5d__20_llista" style:display-name="[exercicis] llista" style:family="paragraph" style:parent-style-name="_5b_exercicis_5d__20_text" style:list-style-name="List_20_1">
      <style:paragraph-properties fo:margin-left="1cm" fo:margin-right="0cm" fo:margin-top="0cm" fo:margin-bottom="0cm" loext:contextual-spacing="false" fo:text-indent="0cm" style:auto-text-indent="false"/>
      <style:text-properties style:font-name="Verdana" fo:font-family="Verdana" style:font-style-name="Normal" style:font-family-generic="swiss" style:font-pitch="variable" fo:font-size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StarSymbol"/>
      </text:list-level-style-bullet>
      <text:list-level-style-bullet text:level="2" text:style-name="Bullet_20_Symbols" text:bullet-char="⁰">
        <style:list-level-properties text:space-before="0.401cm" text:min-label-width="0.4cm"/>
        <style:text-properties style:font-name="DejaVu Sans2"/>
      </text:list-level-style-bullet>
      <text:list-level-style-bullet text:level="3" text:style-name="Bullet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3cm"/>
        <style:text-properties style:font-name="StarSymbol"/>
      </text:list-level-style-bullet>
      <text:list-level-style-bullet text:level="2" text:style-name="Bullet_20_Symbols" text:bullet-char="">
        <style:list-level-properties/>
        <style:text-properties style:font-name="StarSymbol"/>
      </text:list-level-style-bullet>
      <text:list-level-style-bullet text:level="3" text:style-name="Bullet_20_Symbols" text:bullet-char="">
        <style:list-level-properties text:space-before="0.6cm" text:min-label-width="0.3cm"/>
        <style:text-properties style:font-name="StarSymbol"/>
      </text:list-level-style-bullet>
      <text:list-level-style-bullet text:level="4" text:style-name="Bullet_20_Symbols" text:bullet-char="">
        <style:list-level-properties text:space-before="0.899cm" text:min-label-width="0.3cm"/>
        <style:text-properties style:font-name="StarSymbol"/>
      </text:list-level-style-bullet>
      <text:list-level-style-bullet text:level="5" text:style-name="Bullet_20_Symbols" text:bullet-char="">
        <style:list-level-properties text:space-before="1.199cm" text:min-label-width="0.3cm"/>
        <style:text-properties style:font-name="StarSymbol"/>
      </text:list-level-style-bullet>
      <text:list-level-style-bullet text:level="6" text:style-name="Bullet_20_Symbols" text:bullet-char="">
        <style:list-level-properties text:space-before="1.499cm" text:min-label-width="0.3cm"/>
        <style:text-properties style:font-name="StarSymbol"/>
      </text:list-level-style-bullet>
      <text:list-level-style-bullet text:level="7" text:style-name="Bullet_20_Symbols" text:bullet-char="">
        <style:list-level-properties text:space-before="1.801cm" text:min-label-width="0.3cm"/>
        <style:text-properties style:font-name="StarSymbol"/>
      </text:list-level-style-bullet>
      <text:list-level-style-bullet text:level="8" text:style-name="Bullet_20_Symbols" text:bullet-char="">
        <style:list-level-properties text:space-before="2.101cm" text:min-label-width="0.3cm"/>
        <style:text-properties style:font-name="StarSymbol"/>
      </text:list-level-style-bullet>
      <text:list-level-style-bullet text:level="9" text:style-name="Bullet_20_Symbols" text:bullet-char="">
        <style:list-level-properties text:space-before="2.401cm" text:min-label-width="0.3cm"/>
        <style:text-properties style:font-name="StarSymbol"/>
      </text:list-level-style-bullet>
      <text:list-level-style-bullet text:level="10" text:style-name="Bullet_20_Symbols" text:bullet-char="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2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3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4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5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6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7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8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9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10" text:style-name="Bullet_20_Symbols" text:bullet-char="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number text:level="3" text:style-name="Numbering_20_Symbols" style:num-suffix="." style:num-format="1">
        <style:list-level-properties text:space-before="1cm" text:min-label-width="0.499cm" text:min-label-distance="0.101cm"/>
      </text:list-level-style-number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suffix="." style:num-format="a">
        <style:list-level-properties text:min-label-distance="0.199cm"/>
      </text:list-level-style-number>
      <text:list-level-style-number text:level="2" text:style-name="Numbering_20_Symbols" style:num-suffix="." style:num-format="a" text:start-value="2">
        <style:list-level-properties text:space-before="0.499cm" text:min-label-distance="0.199cm"/>
      </text:list-level-style-number>
      <text:list-level-style-number text:level="3" text:style-name="Numbering_20_Symbols" style:num-suffix="." style:num-format="a" text:start-value="3">
        <style:list-level-properties text:space-before="0.998cm"/>
      </text:list-level-style-number>
      <text:list-level-style-number text:level="4" text:style-name="Numbering_20_Symbols" style:num-suffix="." style:num-format="a" text:start-value="4">
        <style:list-level-properties text:space-before="1.998cm"/>
      </text:list-level-style-number>
      <text:list-level-style-number text:level="5" text:style-name="Numbering_20_Symbols" style:num-suffix="." style:num-format="a" text:start-value="5">
        <style:list-level-properties text:space-before="3.249cm"/>
      </text:list-level-style-number>
      <text:list-level-style-number text:level="6" text:style-name="Numbering_20_Symbols" style:num-suffix="." style:num-format="a" text:start-value="6">
        <style:list-level-properties text:space-before="4.748cm"/>
      </text:list-level-style-number>
      <text:list-level-style-number text:level="7" text:style-name="Numbering_20_Symbols" style:num-suffix="." style:num-format="a" text:start-value="7">
        <style:list-level-properties text:space-before="6.549cm"/>
      </text:list-level-style-number>
      <text:list-level-style-number text:level="8" text:style-name="Numbering_20_Symbols" style:num-suffix="." style:num-format="a" text:start-value="8">
        <style:list-level-properties text:space-before="8.849cm"/>
      </text:list-level-style-number>
      <text:list-level-style-number text:level="9" text:style-name="Numbering_20_Symbols" style:num-suffix="." style:num-format="a" text:start-value="9">
        <style:list-level-properties text:space-before="11.449cm"/>
      </text:list-level-style-number>
      <text:list-level-style-number text:level="10" text:style-name="Numbering_20_Symbols" style:num-suffix="." style:num-format="a" text:start-value="10">
        <style:list-level-properties text:space-before="14.25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1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1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1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1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1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1"/>
      </text:list-level-style-bullet>
    </text:list-style>
    <text:list-style style:name="_5b_exercicis_5d__20_Numeració" style:display-name="[exercicis] Numeració">
      <text:list-level-style-number text:level="1" style:num-suffix="." style:num-format="1">
        <style:list-level-properties text:min-label-width="0.64cm"/>
      </text:list-level-style-number>
      <text:list-level-style-number text:level="2" text:style-name="Numbering_20_Symbols" style:num-suffix="." style:num-format="a">
        <style:list-level-properties text:space-before="0.64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tipusCicle">CFGS</text:text-input><text:s/><text:text-input text:description="Cicle">DAM</text:text-input><text:s/>- <text:text-input text:description="Crèdit">M01</text:text-input><text:tab/><text:tab/><text:text-input text:description="UD">UF2</text:text-input>: Activitat <text:text-input text:description="numActivitat">2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ònica Ramírez Arceda</meta:initial-creator>
    <meta:creation-date>2007-09-23T14:06:49</meta:creation-date>
    <dc:date>2020-04-17T18:51:36.714706221</dc:date>
    <dc:language>ca-ES</dc:language>
    <meta:editing-cycles>20</meta:editing-cycles>
    <meta:editing-duration>PT5H11M36S</meta:editing-duration>
    <meta:document-statistic meta:table-count="1" meta:image-count="0" meta:object-count="0" meta:page-count="3" meta:paragraph-count="77" meta:word-count="435" meta:character-count="2463" meta:non-whitespace-character-count="2161"/>
    <meta:user-defined meta:name="Info 1"/>
    <meta:user-defined meta:name="Info 2"/>
    <meta:user-defined meta:name="Info 3"/>
    <meta:user-defined meta:name="Info 4"/>
  </office:meta>
</office:document-meta>
</file>